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https://www.populationdata.net/wp-content/themes/popdata/img/social/twitter.png" draw:style-name="gr1" draw:text-style-name="P1" svg:width="0.925cm" svg:height="0.925cm" svg:x="0cm" svg:y="35.221cm">
            <draw:image xlink:href="https://www.populationdata.net/wp-content/themes/popdata/img/social/twitter.png" xlink:type="simple" xlink:show="embed" xlink:actuate="onLoad" loext:mime-type="image/png">
              <text:p/>
            </draw:image>
          </draw:frame>
          <draw:frame draw:z-index="1" draw:name="https://www.populationdata.net/wp-content/themes/popdata/img/social/facebook.png" draw:style-name="gr1" draw:text-style-name="P1" svg:width="0.925cm" svg:height="0.925cm" svg:x="0.926cm" svg:y="35.221cm">
            <draw:image xlink:href="https://www.populationdata.net/wp-content/themes/popdata/img/social/facebook.png" xlink:type="simple" xlink:show="embed" xlink:actuate="onLoad" loext:mime-type="image/png">
              <text:p/>
            </draw:image>
          </draw:frame>
          <draw:frame draw:z-index="2" draw:name="https://www.populationdata.net/wp-content/themes/popdata/img/social/wildlife-archives.png" draw:style-name="gr1" draw:text-style-name="P1" svg:width="0.925cm" svg:height="0.925cm" svg:x="1.852cm" svg:y="35.221cm">
            <draw:image xlink:href="https://www.populationdata.net/wp-content/themes/popdata/img/social/wildlife-archives.png" xlink:type="simple" xlink:show="embed" xlink:actuate="onLoad" loext:mime-type="image/png">
              <text:p/>
            </draw:image>
          </draw:frame>
          <draw:frame draw:z-index="3" draw:name="https://www.populationdata.net/wp-content/uploads/youtube.png" draw:style-name="gr1" draw:text-style-name="P1" svg:width="0.925cm" svg:height="0.925cm" svg:x="2.778cm" svg:y="35.221cm">
            <draw:image xlink:href="https://www.populationdata.net/wp-content/uploads/youtube.png" xlink:type="simple" xlink:show="embed" xlink:actuate="onLoad" loext:mime-type="image/png">
              <text:p/>
            </draw:image>
          </draw:frame>
          <draw:frame draw:z-index="4" draw:name="https://www.populationdata.net/wp-content/uploads/2017/02/dailymotion.png" draw:style-name="gr1" draw:text-style-name="P1" svg:width="0.925cm" svg:height="0.925cm" svg:x="3.704cm" svg:y="35.221cm">
            <draw:image xlink:href="https://www.populationdata.net/wp-content/uploads/2017/02/dailymotion.png" xlink:type="simple" xlink:show="embed" xlink:actuate="onLoad" loext:mime-type="image/png">
              <text:p/>
            </draw:image>
          </draw:frame>
          <draw:frame draw:z-index="5" draw:name="https://www.populationdata.net/wp-content/uploads/logo-populationmondiale.gif" draw:style-name="gr1" draw:text-style-name="P1" svg:width="13.228cm" svg:height="1.322cm" svg:x="0cm" svg:y="36.124cm">
            <draw:image xlink:href="https://www.populationdata.net/wp-content/uploads/logo-populationmondiale.gif" xlink:type="simple" xlink:show="embed" xlink:actuate="onLoad" loext:mime-type="image/gif">
              <text:p/>
            </draw:image>
          </draw:frame>
          <draw:frame draw:z-index="6" draw:name="https://www.populationdata.net/wp-content/uploads/2022/01/nsdl-lmsdc-scaled.jpg" draw:style-name="gr1" draw:text-style-name="P1" svg:width="90.301cm" svg:height="67.415cm" svg:x="0cm" svg:y="37.027cm">
            <draw:image xlink:href="https://www.populationdata.net/wp-content/uploads/2022/01/nsdl-lmsdc-scaled.jpg" xlink:type="simple" xlink:show="embed" xlink:actuate="onLoad" loext:mime-type="image/jpeg">
              <text:p/>
            </draw:image>
          </draw:frame>
          <draw:frame draw:z-index="7" draw:name="https://www.populationdata.net/wp-content/themes/popdata/img/social/twitter.png" draw:style-name="gr1" draw:text-style-name="P1" svg:width="0.925cm" svg:height="0.925cm" svg:x="0cm" svg:y="68.636cm">
            <draw:image xlink:href="https://www.populationdata.net/wp-content/themes/popdata/img/social/twitter.png" xlink:type="simple" xlink:show="embed" xlink:actuate="onLoad" loext:mime-type="image/png">
              <text:p/>
            </draw:image>
          </draw:frame>
          <draw:frame draw:z-index="8" draw:name="https://www.populationdata.net/wp-content/themes/popdata/img/social/facebook.png" draw:style-name="gr1" draw:text-style-name="P1" svg:width="0.925cm" svg:height="0.925cm" svg:x="0.926cm" svg:y="68.636cm">
            <draw:image xlink:href="https://www.populationdata.net/wp-content/themes/popdata/img/social/facebook.png" xlink:type="simple" xlink:show="embed" xlink:actuate="onLoad" loext:mime-type="image/png">
              <text:p/>
            </draw:image>
          </draw:frame>
          <draw:frame draw:z-index="9" draw:name="https://www.populationdata.net/wp-content/themes/popdata/img/social/pinterest.png" draw:style-name="gr1" draw:text-style-name="P1" svg:width="0.925cm" svg:height="0.925cm" svg:x="1.852cm" svg:y="68.636cm">
            <draw:image xlink:href="https://www.populationdata.net/wp-content/themes/popdata/img/social/pinterest.png" xlink:type="simple" xlink:show="embed" xlink:actuate="onLoad" loext:mime-type="image/png">
              <text:p/>
            </draw:image>
          </draw:frame>
          <draw:frame draw:z-index="10" draw:name="https://www.populationdata.net/wp-content/themes/popdata/img/social/wildlife-archives.png" draw:style-name="gr1" draw:text-style-name="P1" svg:width="0.925cm" svg:height="0.925cm" svg:x="2.778cm" svg:y="68.636cm">
            <draw:image xlink:href="https://www.populationdata.net/wp-content/themes/popdata/img/social/wildlife-archives.png" xlink:type="simple" xlink:show="embed" xlink:actuate="onLoad" loext:mime-type="image/png">
              <text:p/>
            </draw:image>
          </draw:frame>
          <draw:frame draw:z-index="11" draw:name="https://www.populationdata.net/wp-content/uploads/youtube.png" draw:style-name="gr1" draw:text-style-name="P1" svg:width="0.925cm" svg:height="0.925cm" svg:x="3.704cm" svg:y="68.636cm">
            <draw:image xlink:href="https://www.populationdata.net/wp-content/uploads/youtube.png" xlink:type="simple" xlink:show="embed" xlink:actuate="onLoad" loext:mime-type="image/png">
              <text:p/>
            </draw:image>
          </draw:frame>
          <draw:frame draw:z-index="12" draw:name="https://www.populationdata.net/wp-content/uploads/2017/02/dailymotion.png" draw:style-name="gr1" draw:text-style-name="P1" svg:width="0.925cm" svg:height="0.925cm" svg:x="4.63cm" svg:y="68.636cm">
            <draw:image xlink:href="https://www.populationdata.net/wp-content/uploads/2017/02/dailymotion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<text:a xlink:href="https://www.populationdata.net/pays/russie/" xlink:type="simple">Russie</text:a></text:p>
          </table:table-cell>
          <table:table-cell table:style-name="ce1" office:value-type="string" calcext:value-type="string">
            <text:p>146 238 185 hab.</text:p>
          </table:table-cell>
          <table:table-cell table:style-name="ce1" office:value-type="string" calcext:value-type="string">
            <text:p>17 125 402 km²</text:p>
          </table:table-cell>
          <table:table-cell table:style-name="ce1" office:value-type="string" calcext:value-type="string">
            <text:p>8,54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allemagne/" xlink:type="simple">Allemagne</text:a></text:p>
          </table:table-cell>
          <table:table-cell table:style-name="ce1" office:value-type="string" calcext:value-type="string">
            <text:p>83 129 285 hab.</text:p>
          </table:table-cell>
          <table:table-cell table:style-name="ce1" office:value-type="string" calcext:value-type="string">
            <text:p>357 386 km²</text:p>
          </table:table-cell>
          <table:table-cell table:style-name="ce1" office:value-type="string" calcext:value-type="string">
            <text:p>232,60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france/" xlink:type="simple">France</text:a></text:p>
          </table:table-cell>
          <table:table-cell table:style-name="ce1" office:value-type="string" calcext:value-type="string">
            <text:p>67 422 241 hab.</text:p>
          </table:table-cell>
          <table:table-cell table:style-name="ce1" office:value-type="string" calcext:value-type="string">
            <text:p>551 695 km²</text:p>
          </table:table-cell>
          <table:table-cell table:style-name="ce1" office:value-type="string" calcext:value-type="string">
            <text:p>118,27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royaume-uni/" xlink:type="simple">Royaume-Uni</text:a></text:p>
          </table:table-cell>
          <table:table-cell table:style-name="ce1" office:value-type="string" calcext:value-type="string">
            <text:p>66 465 641 hab.</text:p>
          </table:table-cell>
          <table:table-cell table:style-name="ce1" office:value-type="string" calcext:value-type="string">
            <text:p>242 545 km²</text:p>
          </table:table-cell>
          <table:table-cell table:style-name="ce1" office:value-type="string" calcext:value-type="string">
            <text:p>274,03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italie/" xlink:type="simple">Italie</text:a></text:p>
          </table:table-cell>
          <table:table-cell table:style-name="ce1" office:value-type="string" calcext:value-type="string">
            <text:p>60 494 785 hab.</text:p>
          </table:table-cell>
          <table:table-cell table:style-name="ce1" office:value-type="string" calcext:value-type="string">
            <text:p>302 072 km²</text:p>
          </table:table-cell>
          <table:table-cell table:style-name="ce1" office:value-type="string" calcext:value-type="string">
            <text:p>200,27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espagne/" xlink:type="simple">Espagne</text:a></text:p>
          </table:table-cell>
          <table:table-cell table:style-name="ce1" office:value-type="string" calcext:value-type="string">
            <text:p>47 329 981 hab.</text:p>
          </table:table-cell>
          <table:table-cell table:style-name="ce1" office:value-type="string" calcext:value-type="string">
            <text:p>505 992 km²</text:p>
          </table:table-cell>
          <table:table-cell table:style-name="ce1" office:value-type="string" calcext:value-type="string">
            <text:p>93,54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ukraine/" xlink:type="simple">Ukraine</text:a></text:p>
          </table:table-cell>
          <table:table-cell table:style-name="ce1" office:value-type="string" calcext:value-type="string">
            <text:p>42 220 824 hab.</text:p>
          </table:table-cell>
          <table:table-cell table:style-name="ce1" office:value-type="string" calcext:value-type="string">
            <text:p>576 468 km²</text:p>
          </table:table-cell>
          <table:table-cell table:style-name="ce1" office:value-type="string" calcext:value-type="string">
            <text:p>73,24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pologne/" xlink:type="simple">Pologne</text:a></text:p>
          </table:table-cell>
          <table:table-cell table:style-name="ce1" office:value-type="string" calcext:value-type="string">
            <text:p>38 386 158 hab.</text:p>
          </table:table-cell>
          <table:table-cell table:style-name="ce1" office:value-type="string" calcext:value-type="string">
            <text:p>312 679 km²</text:p>
          </table:table-cell>
          <table:table-cell table:style-name="ce1" office:value-type="string" calcext:value-type="string">
            <text:p>122,77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roumanie/" xlink:type="simple">Roumanie</text:a></text:p>
          </table:table-cell>
          <table:table-cell table:style-name="ce1" office:value-type="string" calcext:value-type="string">
            <text:p>19 524 125 hab.</text:p>
          </table:table-cell>
          <table:table-cell table:style-name="ce1" office:value-type="string" calcext:value-type="string">
            <text:p>238 391 km²</text:p>
          </table:table-cell>
          <table:table-cell table:style-name="ce1" office:value-type="string" calcext:value-type="string">
            <text:p>81,90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pays-bas/" xlink:type="simple">Pays-Bas</text:a></text:p>
          </table:table-cell>
          <table:table-cell table:style-name="ce1" office:value-type="string" calcext:value-type="string">
            <text:p>17 483 925 hab.</text:p>
          </table:table-cell>
          <table:table-cell table:style-name="ce1" office:value-type="string" calcext:value-type="string">
            <text:p>41 543 km²</text:p>
          </table:table-cell>
          <table:table-cell table:style-name="ce1" office:value-type="string" calcext:value-type="string">
            <text:p>420,86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belgique/" xlink:type="simple">Belgique</text:a></text:p>
          </table:table-cell>
          <table:table-cell table:style-name="ce1" office:value-type="string" calcext:value-type="string">
            <text:p>11 431 406 hab.</text:p>
          </table:table-cell>
          <table:table-cell table:style-name="ce1" office:value-type="string" calcext:value-type="string">
            <text:p>30 688 km²</text:p>
          </table:table-cell>
          <table:table-cell table:style-name="ce1" office:value-type="string" calcext:value-type="string">
            <text:p>372,50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grece/" xlink:type="simple">Grèce</text:a></text:p>
          </table:table-cell>
          <table:table-cell table:style-name="ce1" office:value-type="string" calcext:value-type="string">
            <text:p>10 709 606 hab.</text:p>
          </table:table-cell>
          <table:table-cell table:style-name="ce1" office:value-type="string" calcext:value-type="string">
            <text:p>132 049 km²</text:p>
          </table:table-cell>
          <table:table-cell table:style-name="ce1" office:value-type="string" calcext:value-type="string">
            <text:p>81,10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tchequie/" xlink:type="simple">Tchéquie</text:a></text:p>
          </table:table-cell>
          <table:table-cell table:style-name="ce1" office:value-type="string" calcext:value-type="string">
            <text:p>10 681 161 hab.</text:p>
          </table:table-cell>
          <table:table-cell table:style-name="ce1" office:value-type="string" calcext:value-type="string">
            <text:p>78 867 km²</text:p>
          </table:table-cell>
          <table:table-cell table:style-name="ce1" office:value-type="string" calcext:value-type="string">
            <text:p>135,43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suede/" xlink:type="simple">Suède</text:a></text:p>
          </table:table-cell>
          <table:table-cell table:style-name="ce1" office:value-type="string" calcext:value-type="string">
            <text:p>10 402 070 hab.</text:p>
          </table:table-cell>
          <table:table-cell table:style-name="ce1" office:value-type="string" calcext:value-type="string">
            <text:p>528 861 km²</text:p>
          </table:table-cell>
          <table:table-cell table:style-name="ce1" office:value-type="string" calcext:value-type="string">
            <text:p>19,67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portugal/" xlink:type="simple">Portugal</text:a></text:p>
          </table:table-cell>
          <table:table-cell table:style-name="ce1" office:value-type="string" calcext:value-type="string">
            <text:p>10 291 027 hab.</text:p>
          </table:table-cell>
          <table:table-cell table:style-name="ce1" office:value-type="string" calcext:value-type="string">
            <text:p>92 226 km²</text:p>
          </table:table-cell>
          <table:table-cell table:style-name="ce1" office:value-type="string" calcext:value-type="string">
            <text:p>111,58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hongrie/" xlink:type="simple">Hongrie</text:a></text:p>
          </table:table-cell>
          <table:table-cell table:style-name="ce1" office:value-type="string" calcext:value-type="string">
            <text:p>9 778 371 hab.</text:p>
          </table:table-cell>
          <table:table-cell table:style-name="ce1" office:value-type="string" calcext:value-type="string">
            <text:p>93 023 km²</text:p>
          </table:table-cell>
          <table:table-cell table:style-name="ce1" office:value-type="string" calcext:value-type="string">
            <text:p>105,12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belarus-bielorussie/" xlink:type="simple">Bélarus (Biélorussie)</text:a></text:p>
          </table:table-cell>
          <table:table-cell table:style-name="ce1" office:value-type="string" calcext:value-type="string">
            <text:p>9 408 405 hab.</text:p>
          </table:table-cell>
          <table:table-cell table:style-name="ce1" office:value-type="string" calcext:value-type="string">
            <text:p>207 605 km²</text:p>
          </table:table-cell>
          <table:table-cell table:style-name="ce1" office:value-type="string" calcext:value-type="string">
            <text:p>45,32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autriche/" xlink:type="simple">Autriche</text:a></text:p>
          </table:table-cell>
          <table:table-cell table:style-name="ce1" office:value-type="string" calcext:value-type="string">
            <text:p>8 822 267 hab.</text:p>
          </table:table-cell>
          <table:table-cell table:style-name="ce1" office:value-type="string" calcext:value-type="string">
            <text:p>83 879 km²</text:p>
          </table:table-cell>
          <table:table-cell table:style-name="ce1" office:value-type="string" calcext:value-type="string">
            <text:p>105,18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suisse/" xlink:type="simple">Suisse</text:a></text:p>
          </table:table-cell>
          <table:table-cell table:style-name="ce1" office:value-type="string" calcext:value-type="string">
            <text:p>8 632 703 hab.</text:p>
          </table:table-cell>
          <table:table-cell table:style-name="ce1" office:value-type="string" calcext:value-type="string">
            <text:p>41 285 km²</text:p>
          </table:table-cell>
          <table:table-cell table:style-name="ce1" office:value-type="string" calcext:value-type="string">
            <text:p>209,10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bulgarie/" xlink:type="simple">Bulgarie</text:a></text:p>
          </table:table-cell>
          <table:table-cell table:style-name="ce1" office:value-type="string" calcext:value-type="string">
            <text:p>7 050 034 hab.</text:p>
          </table:table-cell>
          <table:table-cell table:style-name="ce1" office:value-type="string" calcext:value-type="string">
            <text:p>110 912 km²</text:p>
          </table:table-cell>
          <table:table-cell table:style-name="ce1" office:value-type="string" calcext:value-type="string">
            <text:p>63,56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serbie/" xlink:type="simple">Serbie</text:a></text:p>
          </table:table-cell>
          <table:table-cell table:style-name="ce1" office:value-type="string" calcext:value-type="string">
            <text:p>7 001 444 hab.</text:p>
          </table:table-cell>
          <table:table-cell table:style-name="ce1" office:value-type="string" calcext:value-type="string">
            <text:p>77 594 km²</text:p>
          </table:table-cell>
          <table:table-cell table:style-name="ce1" office:value-type="string" calcext:value-type="string">
            <text:p>90,23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danemark/" xlink:type="simple">Danemark</text:a></text:p>
          </table:table-cell>
          <table:table-cell table:style-name="ce1" office:value-type="string" calcext:value-type="string">
            <text:p>5 789 957 hab.</text:p>
          </table:table-cell>
          <table:table-cell table:style-name="ce1" office:value-type="string" calcext:value-type="string">
            <text:p>42 925 km²</text:p>
          </table:table-cell>
          <table:table-cell table:style-name="ce1" office:value-type="string" calcext:value-type="string">
            <text:p>134,89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finlande/" xlink:type="simple">Finlande</text:a></text:p>
          </table:table-cell>
          <table:table-cell table:style-name="ce1" office:value-type="string" calcext:value-type="string">
            <text:p>5 537 519 hab.</text:p>
          </table:table-cell>
          <table:table-cell table:style-name="ce1" office:value-type="string" calcext:value-type="string">
            <text:p>338 452 km²</text:p>
          </table:table-cell>
          <table:table-cell table:style-name="ce1" office:value-type="string" calcext:value-type="string">
            <text:p>16,36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slovaquie/" xlink:type="simple">Slovaquie</text:a></text:p>
          </table:table-cell>
          <table:table-cell table:style-name="ce1" office:value-type="string" calcext:value-type="string">
            <text:p>5 450 421 hab.</text:p>
          </table:table-cell>
          <table:table-cell table:style-name="ce1" office:value-type="string" calcext:value-type="string">
            <text:p>49 034 km²</text:p>
          </table:table-cell>
          <table:table-cell table:style-name="ce1" office:value-type="string" calcext:value-type="string">
            <text:p>111,16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norvege/" xlink:type="simple">Norvège</text:a></text:p>
          </table:table-cell>
          <table:table-cell table:style-name="ce1" office:value-type="string" calcext:value-type="string">
            <text:p>5 367 580 hab.</text:p>
          </table:table-cell>
          <table:table-cell table:style-name="ce1" office:value-type="string" calcext:value-type="string">
            <text:p>385 180 km²</text:p>
          </table:table-cell>
          <table:table-cell table:style-name="ce1" office:value-type="string" calcext:value-type="string">
            <text:p>13,94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irlande/" xlink:type="simple">Irlande</text:a></text:p>
          </table:table-cell>
          <table:table-cell table:style-name="ce1" office:value-type="string" calcext:value-type="string">
            <text:p>4 857 198 hab.</text:p>
          </table:table-cell>
          <table:table-cell table:style-name="ce1" office:value-type="string" calcext:value-type="string">
            <text:p>70 182 km²</text:p>
          </table:table-cell>
          <table:table-cell table:style-name="ce1" office:value-type="string" calcext:value-type="string">
            <text:p>69,21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croatie/" xlink:type="simple">Croatie</text:a></text:p>
          </table:table-cell>
          <table:table-cell table:style-name="ce1" office:value-type="string" calcext:value-type="string">
            <text:p>4 076 246 hab.</text:p>
          </table:table-cell>
          <table:table-cell table:style-name="ce1" office:value-type="string" calcext:value-type="string">
            <text:p>56 594 km²</text:p>
          </table:table-cell>
          <table:table-cell table:style-name="ce1" office:value-type="string" calcext:value-type="string">
            <text:p>72,03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bosnie-et-herzegovine/" xlink:type="simple">Bosnie-et-Herzégovine</text:a></text:p>
          </table:table-cell>
          <table:table-cell table:style-name="ce1" office:value-type="string" calcext:value-type="string">
            <text:p>3 482 041 hab.</text:p>
          </table:table-cell>
          <table:table-cell table:style-name="ce1" office:value-type="string" calcext:value-type="string">
            <text:p>51 209 km²</text:p>
          </table:table-cell>
          <table:table-cell table:style-name="ce1" office:value-type="string" calcext:value-type="string">
            <text:p>68,00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albanie/" xlink:type="simple">Albanie</text:a></text:p>
          </table:table-cell>
          <table:table-cell table:style-name="ce1" office:value-type="string" calcext:value-type="string">
            <text:p>2 870 324 hab.</text:p>
          </table:table-cell>
          <table:table-cell table:style-name="ce1" office:value-type="string" calcext:value-type="string">
            <text:p>28 748 km²</text:p>
          </table:table-cell>
          <table:table-cell table:style-name="ce1" office:value-type="string" calcext:value-type="string">
            <text:p>99,84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lituanie/" xlink:type="simple">Lituanie</text:a></text:p>
          </table:table-cell>
          <table:table-cell table:style-name="ce1" office:value-type="string" calcext:value-type="string">
            <text:p>2 795 674 hab.</text:p>
          </table:table-cell>
          <table:table-cell table:style-name="ce1" office:value-type="string" calcext:value-type="string">
            <text:p>65 286 km²</text:p>
          </table:table-cell>
          <table:table-cell table:style-name="ce1" office:value-type="string" calcext:value-type="string">
            <text:p>42,82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moldavie/" xlink:type="simple">Moldavie</text:a></text:p>
          </table:table-cell>
          <table:table-cell table:style-name="ce1" office:value-type="string" calcext:value-type="string">
            <text:p>2 640 438 hab.</text:p>
          </table:table-cell>
          <table:table-cell table:style-name="ce1" office:value-type="string" calcext:value-type="string">
            <text:p>33 847 km²</text:p>
          </table:table-cell>
          <table:table-cell table:style-name="ce1" office:value-type="string" calcext:value-type="string">
            <text:p>78,01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slovenie/" xlink:type="simple">Slovénie</text:a></text:p>
          </table:table-cell>
          <table:table-cell table:style-name="ce1" office:value-type="string" calcext:value-type="string">
            <text:p>2 084 301 hab.</text:p>
          </table:table-cell>
          <table:table-cell table:style-name="ce1" office:value-type="string" calcext:value-type="string">
            <text:p>20 271 km²</text:p>
          </table:table-cell>
          <table:table-cell table:style-name="ce1" office:value-type="string" calcext:value-type="string">
            <text:p>102,82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macedoine-du-nord/" xlink:type="simple">Macédoine du Nord</text:a></text:p>
          </table:table-cell>
          <table:table-cell table:style-name="ce1" office:value-type="string" calcext:value-type="string">
            <text:p>2 076 129 hab.</text:p>
          </table:table-cell>
          <table:table-cell table:style-name="ce1" office:value-type="string" calcext:value-type="string">
            <text:p>25 713 km²</text:p>
          </table:table-cell>
          <table:table-cell table:style-name="ce1" office:value-type="string" calcext:value-type="string">
            <text:p>80,74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lettonie/" xlink:type="simple">Lettonie</text:a></text:p>
          </table:table-cell>
          <table:table-cell table:style-name="ce1" office:value-type="string" calcext:value-type="string">
            <text:p>1 934 379 hab.</text:p>
          </table:table-cell>
          <table:table-cell table:style-name="ce1" office:value-type="string" calcext:value-type="string">
            <text:p>64 573 km²</text:p>
          </table:table-cell>
          <table:table-cell table:style-name="ce1" office:value-type="string" calcext:value-type="string">
            <text:p>29,96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kosovo/" xlink:type="simple">Kosovo</text:a></text:p>
          </table:table-cell>
          <table:table-cell table:style-name="ce1" office:value-type="string" calcext:value-type="string">
            <text:p>1 768 673 hab.</text:p>
          </table:table-cell>
          <table:table-cell table:style-name="ce1" office:value-type="string" calcext:value-type="string">
            <text:p>10 905 km²</text:p>
          </table:table-cell>
          <table:table-cell table:style-name="ce1" office:value-type="string" calcext:value-type="string">
            <text:p>162,19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estonie/" xlink:type="simple">Estonie</text:a></text:p>
          </table:table-cell>
          <table:table-cell table:style-name="ce1" office:value-type="string" calcext:value-type="string">
            <text:p>1 319 133 hab.</text:p>
          </table:table-cell>
          <table:table-cell table:style-name="ce1" office:value-type="string" calcext:value-type="string">
            <text:p>45 336 km²</text:p>
          </table:table-cell>
          <table:table-cell table:style-name="ce1" office:value-type="string" calcext:value-type="string">
            <text:p>29,10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chypre/" xlink:type="simple">Chypre</text:a></text:p>
          </table:table-cell>
          <table:table-cell table:style-name="ce1" office:value-type="string" calcext:value-type="string">
            <text:p>1 219 051 hab.</text:p>
          </table:table-cell>
          <table:table-cell table:style-name="ce1" office:value-type="string" calcext:value-type="string">
            <text:p>9 251 km²</text:p>
          </table:table-cell>
          <table:table-cell table:style-name="ce1" office:value-type="string" calcext:value-type="string">
            <text:p>131,78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luxembourg/" xlink:type="simple">Luxembourg</text:a></text:p>
          </table:table-cell>
          <table:table-cell table:style-name="ce1" office:value-type="string" calcext:value-type="string">
            <text:p>634 730 hab.</text:p>
          </table:table-cell>
          <table:table-cell table:style-name="ce1" office:value-type="string" calcext:value-type="string">
            <text:p>2 586 km²</text:p>
          </table:table-cell>
          <table:table-cell table:style-name="ce1" office:value-type="string" calcext:value-type="string">
            <text:p>245,45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montenegro/" xlink:type="simple">Monténégro</text:a></text:p>
          </table:table-cell>
          <table:table-cell table:style-name="ce1" office:value-type="string" calcext:value-type="string">
            <text:p>622 359 hab.</text:p>
          </table:table-cell>
          <table:table-cell table:style-name="ce1" office:value-type="string" calcext:value-type="string">
            <text:p>13 812 km²</text:p>
          </table:table-cell>
          <table:table-cell table:style-name="ce1" office:value-type="string" calcext:value-type="string">
            <text:p>45,06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transnistrie/" xlink:type="simple">Transnistrie</text:a></text:p>
          </table:table-cell>
          <table:table-cell table:style-name="ce1" office:value-type="string" calcext:value-type="string">
            <text:p>503 640 hab.</text:p>
          </table:table-cell>
          <table:table-cell table:style-name="ce1" office:value-type="string" calcext:value-type="string">
            <text:p>4 163 km²</text:p>
          </table:table-cell>
          <table:table-cell table:style-name="ce1" office:value-type="string" calcext:value-type="string">
            <text:p>120,98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malte/" xlink:type="simple">Malte</text:a></text:p>
          </table:table-cell>
          <table:table-cell table:style-name="ce1" office:value-type="string" calcext:value-type="string">
            <text:p>446 555 hab.</text:p>
          </table:table-cell>
          <table:table-cell table:style-name="ce1" office:value-type="string" calcext:value-type="string">
            <text:p>320 km²</text:p>
          </table:table-cell>
          <table:table-cell table:style-name="ce1" office:value-type="string" calcext:value-type="string">
            <text:p>1 376,35 hab./km²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a xlink:href="https://www.populationdata.net/pays/islande/" xlink:type="simple">Islande</text:a></text:p>
          </table:table-cell>
          <table:table-cell table:style-name="ce1" office:value-type="string" calcext:value-type="string">
            <text:p>348 450 hab.</text:p>
          </table:table-cell>
          <table:table-cell table:style-name="ce1" office:value-type="string" calcext:value-type="string">
            <text:p>103 125 km²</text:p>
          </table:table-cell>
          <table:table-cell table:style-name="ce1" office:value-type="string" calcext:value-type="string">
            <text:p>3,38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acores/" xlink:type="simple">Açores</text:a></text:p>
          </table:table-cell>
          <table:table-cell table:style-name="ce1" office:value-type="string" calcext:value-type="string">
            <text:p>243 862 hab.</text:p>
          </table:table-cell>
          <table:table-cell table:style-name="ce1" office:value-type="string" calcext:value-type="string">
            <text:p>2 322 km²</text:p>
          </table:table-cell>
          <table:table-cell table:style-name="ce1" office:value-type="string" calcext:value-type="string">
            <text:p>105,02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iles-anglo-normandes-jersey-et-guernesey/" xlink:type="simple">Îles Anglo-Normandes – Jersey et Guernesey</text:a></text:p>
          </table:table-cell>
          <table:table-cell table:style-name="ce1" office:value-type="string" calcext:value-type="string">
            <text:p>167 563 hab.</text:p>
          </table:table-cell>
          <table:table-cell table:style-name="ce1" office:value-type="string" calcext:value-type="string">
            <text:p>194 km²</text:p>
          </table:table-cell>
          <table:table-cell table:style-name="ce1" office:value-type="string" calcext:value-type="string">
            <text:p>863,73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man/" xlink:type="simple">Man</text:a></text:p>
          </table:table-cell>
          <table:table-cell table:style-name="ce1" office:value-type="string" calcext:value-type="string">
            <text:p>82 619 hab.</text:p>
          </table:table-cell>
          <table:table-cell table:style-name="ce1" office:value-type="string" calcext:value-type="string">
            <text:p>579 km²</text:p>
          </table:table-cell>
          <table:table-cell table:style-name="ce1" office:value-type="string" calcext:value-type="string">
            <text:p>142,69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andorre/" xlink:type="simple">Andorre</text:a></text:p>
          </table:table-cell>
          <table:table-cell table:style-name="ce1" office:value-type="string" calcext:value-type="string">
            <text:p>76 522 hab.</text:p>
          </table:table-cell>
          <table:table-cell table:style-name="ce1" office:value-type="string" calcext:value-type="string">
            <text:p>468 km²</text:p>
          </table:table-cell>
          <table:table-cell table:style-name="ce1" office:value-type="string" calcext:value-type="string">
            <text:p>163,51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feroe/" xlink:type="simple">Féroé</text:a></text:p>
          </table:table-cell>
          <table:table-cell table:style-name="ce1" office:value-type="string" calcext:value-type="string">
            <text:p>51 312 hab.</text:p>
          </table:table-cell>
          <table:table-cell table:style-name="ce1" office:value-type="string" calcext:value-type="string">
            <text:p>1 393 km²</text:p>
          </table:table-cell>
          <table:table-cell table:style-name="ce1" office:value-type="string" calcext:value-type="string">
            <text:p>36,84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liechtenstein/" xlink:type="simple">Liechtenstein</text:a></text:p>
          </table:table-cell>
          <table:table-cell table:style-name="ce1" office:value-type="string" calcext:value-type="string">
            <text:p>38 114 hab.</text:p>
          </table:table-cell>
          <table:table-cell table:style-name="ce1" office:value-type="string" calcext:value-type="string">
            <text:p>160 km²</text:p>
          </table:table-cell>
          <table:table-cell table:style-name="ce1" office:value-type="string" calcext:value-type="string">
            <text:p>238,21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monaco/" xlink:type="simple">Monaco</text:a></text:p>
          </table:table-cell>
          <table:table-cell table:style-name="ce1" office:value-type="string" calcext:value-type="string">
            <text:p>38 100 hab.</text:p>
          </table:table-cell>
          <table:table-cell table:style-name="ce1" office:value-type="string" calcext:value-type="string">
            <text:p>2 km²</text:p>
          </table:table-cell>
          <table:table-cell table:style-name="ce1" office:value-type="string" calcext:value-type="string">
            <text:p>18 861,39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gibraltar/" xlink:type="simple">Gibraltar</text:a></text:p>
          </table:table-cell>
          <table:table-cell table:style-name="ce1" office:value-type="string" calcext:value-type="string">
            <text:p>36 974 hab.</text:p>
          </table:table-cell>
          <table:table-cell table:style-name="ce1" office:value-type="string" calcext:value-type="string">
            <text:p>7 km²</text:p>
          </table:table-cell>
          <table:table-cell table:style-name="ce1" office:value-type="string" calcext:value-type="string">
            <text:p>5 437,35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saint-marin/" xlink:type="simple">Saint-Marin</text:a></text:p>
          </table:table-cell>
          <table:table-cell table:style-name="ce1" office:value-type="string" calcext:value-type="string">
            <text:p>33 419 hab.</text:p>
          </table:table-cell>
          <table:table-cell table:style-name="ce1" office:value-type="string" calcext:value-type="string">
            <text:p>61 km²</text:p>
          </table:table-cell>
          <table:table-cell table:style-name="ce1" office:value-type="string" calcext:value-type="string">
            <text:p>547,85 hab./km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www.populationdata.net/pays/vatican/" xlink:type="simple">Vatican</text:a></text:p>
          </table:table-cell>
          <table:table-cell table:style-name="ce1" office:value-type="string" calcext:value-type="string">
            <text:p>804 hab.</text:p>
          </table:table-cell>
          <table:table-cell table:style-name="ce1" office:value-type="string" calcext:value-type="string">
            <text:p>1 km²</text:p>
          </table:table-cell>
          <table:table-cell table:style-name="ce1" office:value-type="string" calcext:value-type="string">
            <text:p>1 827,27 hab./km²</text:p>
          </table:table-cell>
          <table:table-cell table:number-columns-repeated="2"/>
        </table:table-row>
        <table:table-row table:style-name="ro2" table:number-rows-repeated="23">
          <table:table-cell table:number-columns-repeated="6"/>
        </table:table-row>
        <table:table-row table:style-name="ro3">
          <table:table-cell table:number-columns-repeated="4"/>
          <table:table-cell table:style-name="ce2"/>
          <table:table-cell/>
        </table:table-row>
        <table:table-row table:style-name="ro2">
          <table:table-cell table:number-columns-repeated="6"/>
        </table:table-row>
        <table:table-row table:style-name="ro2" table:number-rows-repeated="72">
          <table:table-cell table:number-columns-repeated="6"/>
        </table:table-row>
        <table:table-row table:style-name="ro3">
          <table:table-cell table:number-columns-repeated="5"/>
          <table:table-cell table:style-name="ce2"/>
        </table:table-row>
      </table:table>
      <table:table table:name="Antoine" table:style-name="ta1">
        <table:table-column table:style-name="co1" table:number-columns-repeated="3" table:default-cell-style-name="ce1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Surface (km²)</text:p>
          </table:table-cell>
        </table:table-row>
        <table:table-row table:style-name="ro2">
          <table:table-cell office:value-type="string" calcext:value-type="string">
            <text:p><text:a xlink:href="https://www.populationdata.net/pays/allemagne/" xlink:type="simple">Allemagne</text:a></text:p>
          </table:table-cell>
          <table:table-cell office:value-type="float" office:value="83129285" calcext:value-type="float">
            <text:p>83129285</text:p>
          </table:table-cell>
          <table:table-cell office:value-type="float" office:value="357386" calcext:value-type="float">
            <text:p>357386</text:p>
          </table:table-cell>
        </table:table-row>
        <table:table-row table:style-name="ro2">
          <table:table-cell office:value-type="string" calcext:value-type="string">
            <text:p><text:a xlink:href="https://www.populationdata.net/pays/france/" xlink:type="simple">France</text:a></text:p>
          </table:table-cell>
          <table:table-cell office:value-type="float" office:value="67422241" calcext:value-type="float">
            <text:p>67422241</text:p>
          </table:table-cell>
          <table:table-cell office:value-type="float" office:value="551695" calcext:value-type="float">
            <text:p>551695</text:p>
          </table:table-cell>
        </table:table-row>
        <table:table-row table:style-name="ro2">
          <table:table-cell office:value-type="string" calcext:value-type="string">
            <text:p><text:a xlink:href="https://www.populationdata.net/pays/pologne/" xlink:type="simple">Pologne</text:a></text:p>
          </table:table-cell>
          <table:table-cell office:value-type="float" office:value="38386158" calcext:value-type="float">
            <text:p>38386158</text:p>
          </table:table-cell>
          <table:table-cell office:value-type="float" office:value="312679" calcext:value-type="float">
            <text:p>312679</text:p>
          </table:table-cell>
        </table:table-row>
      </table:table>
      <table:table table:name="Justine" table:style-name="ta1">
        <table:table-column table:style-name="co1" table:number-columns-repeated="3" table:default-cell-style-name="ce1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Surface (km²)</text:p>
          </table:table-cell>
        </table:table-row>
        <table:table-row table:style-name="ro2">
          <table:table-cell office:value-type="string" calcext:value-type="string">
            <text:p><text:a xlink:href="https://www.populationdata.net/pays/italie/" xlink:type="simple">Italie</text:a></text:p>
          </table:table-cell>
          <table:table-cell office:value-type="float" office:value="60494785" calcext:value-type="float">
            <text:p>60494785</text:p>
          </table:table-cell>
          <table:table-cell office:value-type="float" office:value="302072" calcext:value-type="float">
            <text:p>302072</text:p>
          </table:table-cell>
        </table:table-row>
        <table:table-row table:style-name="ro2">
          <table:table-cell office:value-type="string" calcext:value-type="string">
            <text:p><text:a xlink:href="https://www.populationdata.net/pays/espagne/" xlink:type="simple">Espagne</text:a></text:p>
          </table:table-cell>
          <table:table-cell office:value-type="float" office:value="47329981" calcext:value-type="float">
            <text:p>47329981</text:p>
          </table:table-cell>
          <table:table-cell office:value-type="float" office:value="505992" calcext:value-type="float">
            <text:p>505992</text:p>
          </table:table-cell>
        </table:table-row>
        <table:table-row table:style-name="ro2">
          <table:table-cell office:value-type="string" calcext:value-type="string">
            <text:p><text:a xlink:href="https://www.populationdata.net/pays/grece/" xlink:type="simple">Grèce</text:a></text:p>
          </table:table-cell>
          <table:table-cell office:value-type="float" office:value="10709606" calcext:value-type="float">
            <text:p>10709606</text:p>
          </table:table-cell>
          <table:table-cell office:value-type="float" office:value="132049" calcext:value-type="float">
            <text:p>132049</text:p>
          </table:table-cell>
        </table:table-row>
      </table:table>
      <table:table table:name="Jessica" table:style-name="ta1">
        <table:table-column table:style-name="co1" table:number-columns-repeated="2" table:default-cell-style-name="ce1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Population</text:p>
          </table:table-cell>
        </table:table-row>
        <table:table-row table:style-name="ro4">
          <table:table-cell office:value-type="string" calcext:value-type="string">
            <text:p><text:a xlink:href="https://www.populationdata.net/pays/allemagne/" xlink:type="simple">Allemagne</text:a></text:p>
          </table:table-cell>
          <table:table-cell office:value-type="float" office:value="83129285" calcext:value-type="float">
            <text:p>83129285</text:p>
          </table:table-cell>
        </table:table-row>
        <table:table-row table:style-name="ro4">
          <table:table-cell office:value-type="string" calcext:value-type="string">
            <text:p><text:a xlink:href="https://www.populationdata.net/pays/france/" xlink:type="simple">France</text:a></text:p>
          </table:table-cell>
          <table:table-cell office:value-type="float" office:value="67422241" calcext:value-type="float">
            <text:p>67422241</text:p>
          </table:table-cell>
        </table:table-row>
        <table:table-row table:style-name="ro4">
          <table:table-cell office:value-type="string" calcext:value-type="string">
            <text:p><text:a xlink:href="https://www.populationdata.net/pays/pologne/" xlink:type="simple">Pologne</text:a></text:p>
          </table:table-cell>
          <table:table-cell office:value-type="float" office:value="38386158" calcext:value-type="float">
            <text:p>38386158</text:p>
          </table:table-cell>
        </table:table-row>
        <table:table-row table:style-name="ro4">
          <table:table-cell office:value-type="string" calcext:value-type="string">
            <text:p><text:a xlink:href="https://www.populationdata.net/pays/italie/" xlink:type="simple">Italie</text:a></text:p>
          </table:table-cell>
          <table:table-cell office:value-type="float" office:value="60494785" calcext:value-type="float">
            <text:p>60494785</text:p>
          </table:table-cell>
        </table:table-row>
        <table:table-row table:style-name="ro4">
          <table:table-cell office:value-type="string" calcext:value-type="string">
            <text:p><text:a xlink:href="https://www.populationdata.net/pays/espagne/" xlink:type="simple">Espagne</text:a></text:p>
          </table:table-cell>
          <table:table-cell office:value-type="float" office:value="47329981" calcext:value-type="float">
            <text:p>47329981</text:p>
          </table:table-cell>
        </table:table-row>
        <table:table-row table:style-name="ro4">
          <table:table-cell office:value-type="string" calcext:value-type="string">
            <text:p><text:a xlink:href="https://www.populationdata.net/pays/grece/" xlink:type="simple">Grèce</text:a></text:p>
          </table:table-cell>
          <table:table-cell office:value-type="float" office:value="10709606" calcext:value-type="float">
            <text:p>10709606</text:p>
          </table:table-cell>
        </table:table-row>
      </table:table>
      <table:table table:name="Albert" table:style-name="ta1">
        <table:table-column table:style-name="co1" table:number-columns-repeated="2" table:default-cell-style-name="ce1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Surface (km²)</text:p>
          </table:table-cell>
        </table:table-row>
        <table:table-row table:style-name="ro4">
          <table:table-cell office:value-type="string" calcext:value-type="string">
            <text:p><text:a xlink:href="https://www.populationdata.net/pays/allemagne/" xlink:type="simple">Allemagne</text:a></text:p>
          </table:table-cell>
          <table:table-cell office:value-type="float" office:value="357386" calcext:value-type="float">
            <text:p>357386</text:p>
          </table:table-cell>
        </table:table-row>
        <table:table-row table:style-name="ro4">
          <table:table-cell office:value-type="string" calcext:value-type="string">
            <text:p><text:a xlink:href="https://www.populationdata.net/pays/france/" xlink:type="simple">France</text:a></text:p>
          </table:table-cell>
          <table:table-cell office:value-type="float" office:value="551695" calcext:value-type="float">
            <text:p>551695</text:p>
          </table:table-cell>
        </table:table-row>
        <table:table-row table:style-name="ro4">
          <table:table-cell office:value-type="string" calcext:value-type="string">
            <text:p><text:a xlink:href="https://www.populationdata.net/pays/pologne/" xlink:type="simple">Pologne</text:a></text:p>
          </table:table-cell>
          <table:table-cell office:value-type="float" office:value="312679" calcext:value-type="float">
            <text:p>312679</text:p>
          </table:table-cell>
        </table:table-row>
        <table:table-row table:style-name="ro4">
          <table:table-cell office:value-type="string" calcext:value-type="string">
            <text:p><text:a xlink:href="https://www.populationdata.net/pays/italie/" xlink:type="simple">Italie</text:a></text:p>
          </table:table-cell>
          <table:table-cell office:value-type="float" office:value="302072" calcext:value-type="float">
            <text:p>302072</text:p>
          </table:table-cell>
        </table:table-row>
        <table:table-row table:style-name="ro4">
          <table:table-cell office:value-type="string" calcext:value-type="string">
            <text:p><text:a xlink:href="https://www.populationdata.net/pays/espagne/" xlink:type="simple">Espagne</text:a></text:p>
          </table:table-cell>
          <table:table-cell office:value-type="float" office:value="505992" calcext:value-type="float">
            <text:p>505992</text:p>
          </table:table-cell>
        </table:table-row>
        <table:table-row table:style-name="ro4">
          <table:table-cell office:value-type="string" calcext:value-type="string">
            <text:p><text:a xlink:href="https://www.populationdata.net/pays/grece/" xlink:type="simple">Grèce</text:a></text:p>
          </table:table-cell>
          <table:table-cell office:value-type="float" office:value="132049" calcext:value-type="float">
            <text:p>132049</text:p>
          </table:table-cell>
        </table:table-row>
      </table:table>
      <table:named-expressions>
        <table:named-range table:name="Albanie" table:base-cell-address="$Feuille1.$B$29" table:cell-range-address="$Feuille1.$A$29"/>
        <table:named-range table:name="Allemagne" table:base-cell-address="$Feuille1.$B$2" table:cell-range-address="$Feuille1.$A$2"/>
        <table:named-range table:name="Andorre" table:base-cell-address="$Feuille1.$B$46" table:cell-range-address="$Feuille1.$A$46"/>
        <table:named-range table:name="Autriche" table:base-cell-address="$Feuille1.$B$18" table:cell-range-address="$Feuille1.$A$18"/>
        <table:named-range table:name="Açores" table:base-cell-address="$Feuille1.$B$43" table:cell-range-address="$Feuille1.$A$43"/>
        <table:named-range table:name="Belgique" table:base-cell-address="$Feuille1.$B$11" table:cell-range-address="$Feuille1.$A$11"/>
        <table:named-range table:name="Bosnie-et-Herzégovine" table:base-cell-address="$Feuille1.$B$28" table:cell-range-address="$Feuille1.$A$28"/>
        <table:named-range table:name="Bulgarie" table:base-cell-address="$Feuille1.$B$20" table:cell-range-address="$Feuille1.$A$20"/>
        <table:named-range table:name="Bélarus+(Biélorussie)" table:base-cell-address="$Feuille1.$B$17" table:cell-range-address="$Feuille1.$A$17"/>
        <table:named-range table:name="Chypre" table:base-cell-address="$Feuille1.$B$37" table:cell-range-address="$Feuille1.$A$37"/>
        <table:named-range table:name="Croatie" table:base-cell-address="$Feuille1.$B$27" table:cell-range-address="$Feuille1.$A$27"/>
        <table:named-range table:name="Danemark" table:base-cell-address="$Feuille1.$B$22" table:cell-range-address="$Feuille1.$A$22"/>
        <table:named-range table:name="Espagne" table:base-cell-address="$Feuille1.$B$6" table:cell-range-address="$Feuille1.$A$6"/>
        <table:named-range table:name="Estonie" table:base-cell-address="$Feuille1.$B$36" table:cell-range-address="$Feuille1.$A$36"/>
        <table:named-range table:name="Finlande" table:base-cell-address="$Feuille1.$B$23" table:cell-range-address="$Feuille1.$A$23"/>
        <table:named-range table:name="France" table:base-cell-address="$Feuille1.$B$3" table:cell-range-address="$Feuille1.$A$3"/>
        <table:named-range table:name="Féroé" table:base-cell-address="$Feuille1.$B$47" table:cell-range-address="$Feuille1.$A$47"/>
        <table:named-range table:name="Gibraltar" table:base-cell-address="$Feuille1.$B$50" table:cell-range-address="$Feuille1.$A$50"/>
        <table:named-range table:name="Grèce" table:base-cell-address="$Feuille1.$B$12" table:cell-range-address="$Feuille1.$A$12"/>
        <table:named-range table:name="Hongrie" table:base-cell-address="$Feuille1.$B$16" table:cell-range-address="$Feuille1.$A$16"/>
        <table:named-range table:name="Irlande" table:base-cell-address="$Feuille1.$B$26" table:cell-range-address="$Feuille1.$A$26"/>
        <table:named-range table:name="Islande" table:base-cell-address="$Feuille1.$B$42" table:cell-range-address="$Feuille1.$A$42"/>
        <table:named-range table:name="Italie" table:base-cell-address="$Feuille1.$B$5" table:cell-range-address="$Feuille1.$A$5"/>
        <table:named-range table:name="Kosovo" table:base-cell-address="$Feuille1.$B$35" table:cell-range-address="$Feuille1.$A$35"/>
        <table:named-range table:name="Lettonie" table:base-cell-address="$Feuille1.$B$34" table:cell-range-address="$Feuille1.$A$34"/>
        <table:named-range table:name="Liechtenstein" table:base-cell-address="$Feuille1.$B$48" table:cell-range-address="$Feuille1.$A$48"/>
        <table:named-range table:name="Lituanie" table:base-cell-address="$Feuille1.$B$30" table:cell-range-address="$Feuille1.$A$30"/>
        <table:named-range table:name="Luxembourg" table:base-cell-address="$Feuille1.$B$38" table:cell-range-address="$Feuille1.$A$38"/>
        <table:named-range table:name="Macédoine+du+Nord" table:base-cell-address="$Feuille1.$B$33" table:cell-range-address="$Feuille1.$A$33"/>
        <table:named-range table:name="Malte" table:base-cell-address="$Feuille1.$B$41" table:cell-range-address="$Feuille1.$A$41"/>
        <table:named-range table:name="Man" table:base-cell-address="$Feuille1.$B$45" table:cell-range-address="$Feuille1.$A$45"/>
        <table:named-range table:name="Moldavie" table:base-cell-address="$Feuille1.$B$31" table:cell-range-address="$Feuille1.$A$31"/>
        <table:named-range table:name="Monaco" table:base-cell-address="$Feuille1.$B$49" table:cell-range-address="$Feuille1.$A$49"/>
        <table:named-range table:name="Monténégro" table:base-cell-address="$Feuille1.$B$39" table:cell-range-address="$Feuille1.$A$39"/>
        <table:named-range table:name="Norvège" table:base-cell-address="$Feuille1.$B$25" table:cell-range-address="$Feuille1.$A$25"/>
        <table:named-range table:name="Pays-Bas" table:base-cell-address="$Feuille1.$B$10" table:cell-range-address="$Feuille1.$A$10"/>
        <table:named-range table:name="Pologne" table:base-cell-address="$Feuille1.$B$8" table:cell-range-address="$Feuille1.$A$8"/>
        <table:named-range table:name="Portugal" table:base-cell-address="$Feuille1.$B$15" table:cell-range-address="$Feuille1.$A$15"/>
        <table:named-range table:name="Roumanie" table:base-cell-address="$Feuille1.$B$9" table:cell-range-address="$Feuille1.$A$9"/>
        <table:named-range table:name="Royaume-Uni" table:base-cell-address="$Feuille1.$B$4" table:cell-range-address="$Feuille1.$A$4"/>
        <table:named-range table:name="Russie" table:base-cell-address="$Feuille1.$B$1" table:cell-range-address="$Feuille1.$A$1"/>
        <table:named-range table:name="Saint-Marin" table:base-cell-address="$Feuille1.$B$51" table:cell-range-address="$Feuille1.$A$51"/>
        <table:named-range table:name="Serbie" table:base-cell-address="$Feuille1.$B$21" table:cell-range-address="$Feuille1.$A$21"/>
        <table:named-range table:name="Slovaquie" table:base-cell-address="$Feuille1.$B$24" table:cell-range-address="$Feuille1.$A$24"/>
        <table:named-range table:name="Slovénie" table:base-cell-address="$Feuille1.$B$32" table:cell-range-address="$Feuille1.$A$32"/>
        <table:named-range table:name="Suisse" table:base-cell-address="$Feuille1.$B$19" table:cell-range-address="$Feuille1.$A$19"/>
        <table:named-range table:name="Suède" table:base-cell-address="$Feuille1.$B$14" table:cell-range-address="$Feuille1.$A$14"/>
        <table:named-range table:name="Tchéquie" table:base-cell-address="$Feuille1.$B$13" table:cell-range-address="$Feuille1.$A$13"/>
        <table:named-range table:name="Transnistrie" table:base-cell-address="$Feuille1.$B$40" table:cell-range-address="$Feuille1.$A$40"/>
        <table:named-range table:name="Ukraine" table:base-cell-address="$Feuille1.$B$7" table:cell-range-address="$Feuille1.$A$7"/>
        <table:named-range table:name="Vatican" table:base-cell-address="$Feuille1.$B$52" table:cell-range-address="$Feuille1.$A$52"/>
        <table:named-range table:name="Îles+Anglo-Normandes+-+Jersey+et+Guernesey" table:base-cell-address="$Feuille1.$B$44" table:cell-range-address="$Feuille1.$A$4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18:35:29.327039199</meta:creation-date>
    <dc:date>2022-02-06T10:07:48.487221415</dc:date>
    <meta:editing-duration>PT15H32M18S</meta:editing-duration>
    <meta:editing-cycles>3</meta:editing-cycles>
    <meta:generator>LibreOffice/6.4.7.2$Linux_X86_64 LibreOffice_project/40$Build-2</meta:generator>
    <meta:document-statistic meta:table-count="5" meta:cell-count="260" meta:object-count="13"/>
  </office:meta>
</office:document-meta>
</file>